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386.65pt"/>
    </style:style>
    <style:style style:name="co5" style:family="table-column">
      <style:table-column-properties fo:break-before="auto" style:column-width="738.0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IC-2800 Startup note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 calcext:value-type="string">
            <text:p>Note: Inverted UART logic, 38400 baud 8N1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 table:style-name="ce1" office:value-type="string" calcext:value-type="string">
            <text:p>Time ref</text:p>
          </table:table-cell>
          <table:table-cell office:value-type="string" calcext:value-type="string">
            <text:p>Bytes</text:p>
          </table:table-cell>
          <table:table-cell table:style-name="ce1" office:value-type="string" calcext:value-type="string">
            <text:p>Head-Body Data</text:p>
          </table:table-cell>
          <table:table-cell table:style-name="ce1" office:value-type="string" calcext:value-type="string">
            <text:p>Body-Head Data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240ms for fi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 F0 FD</text:p>
          </table:table-cell>
          <table:table-cell/>
          <table:table-cell office:value-type="string" calcext:value-type="string">
            <text:p>Repeated every 10ms at startup until acknowledged, <text:s/>typically 3-4 tim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0.5m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E F1 FD <text:s/></text:p>
          </table:table-cell>
          <table:table-cell office:value-type="string" calcext:value-type="string">
            <text:p>Acknowledgment of power on. Initial update follows immediately, head to body update may proceed simultaneously.</text:p>
          </table:table-cell>
          <table:table-cell table:number-columns-repeated="1019"/>
        </table:table-row>
        <table:table-row table:style-name="ro2" table:visibility="collapse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E 00 80 00 00 00 01 01 01 01 00 FD</text:p>
          </table:table-cell>
          <table:table-cell/>
          <table:table-cell office:value-type="string" calcext:value-type="string">
            <text:p>Readout of head status – all knobs full left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00 00 00 01 F9 01 01 00 FD</text:p>
          </table:table-cell>
          <table:table-cell/>
          <table:table-cell office:value-type="string" calcext:value-type="string">
            <text:p>Readout of head status – V VOL full right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00 00 00 FB 01 01 01 00 FD</text:p>
          </table:table-cell>
          <table:table-cell/>
          <table:table-cell office:value-type="string" calcext:value-type="string">
            <text:p>Readout of head status – VSQL full right, 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00 00 00 01 01 01 F7 00 FD</text:p>
          </table:table-cell>
          <table:table-cell/>
          <table:table-cell office:value-type="string" calcext:value-type="string">
            <text:p>Readout of head status – U VOL full right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00 00 00 01 01 F6 01 00 FD</text:p>
          </table:table-cell>
          <table:table-cell/>
          <table:table-cell office:value-type="string" calcext:value-type="string">
            <text:p>Readout of head status – USQL full right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80 00 00 01 01 F6 01 00 FD</text:p>
          </table:table-cell>
          <table:table-cell/>
          <table:table-cell office:value-type="string" calcext:value-type="string">
            <text:p>Readout of head status – Button 1 pressed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40 00 00 01 01 F6 01 00 FD</text:p>
          </table:table-cell>
          <table:table-cell/>
          <table:table-cell office:value-type="string" calcext:value-type="string">
            <text:p>Button 2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20 00 00 01 01 F6 01 00 FD</text:p>
          </table:table-cell>
          <table:table-cell/>
          <table:table-cell office:value-type="string" calcext:value-type="string">
            <text:p>Button 3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10 00 00 01 01 F6 01 00 FD</text:p>
          </table:table-cell>
          <table:table-cell/>
          <table:table-cell office:value-type="string" calcext:value-type="string">
            <text:p>Button 4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08 00 00 01 01 F6 01 00 FD</text:p>
          </table:table-cell>
          <table:table-cell/>
          <table:table-cell office:value-type="string" calcext:value-type="string">
            <text:p>Button 5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80 04 00 00 01 01 F6 01 00 FD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1019"/>
        </table:table-row>
        <table:table-row table:style-name="ro2" table:visibility="collapse">
          <table:table-cell table:number-columns-repeated="4"/>
          <table:table-cell office:value-type="string" calcext:value-type="string">
            <text:p>Button 7</text:p>
          </table:table-cell>
          <table:table-cell table:number-columns-repeated="1019"/>
        </table:table-row>
        <table:table-row table:style-name="ro2" table:visibility="collapse">
          <table:table-cell table:number-columns-repeated="4"/>
          <table:table-cell office:value-type="string" calcext:value-type="string">
            <text:p>Button 8</text:p>
          </table:table-cell>
          <table:table-cell table:number-columns-repeated="1019"/>
        </table:table-row>
        <table:table-row table:style-name="ro2" table:visibility="collapse">
          <table:table-cell table:number-columns-repeated="2"/>
          <table:table-cell office:value-type="string" calcext:value-type="string">
            <text:p>FE 00 C0 00 00 00 01 01 F6 01 00 FD</text:p>
          </table:table-cell>
          <table:table-cell/>
          <table:table-cell office:value-type="string" calcext:value-type="string">
            <text:p>CHG/L butt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1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 00 a b 00 00 vsql vvol usql uvol 00 FD</text:p>
          </table:table-cell>
          <table:table-cell/>
          <table:table-cell office:value-type="string" calcext:value-type="string">
            <text:p>Control head status ---- a0x80 PWR, a0x40 CHG/L, b0x80 Button 1, ... , b0x10 Button 4, b0x08 Button 5 ... b0x01 Button 8, knobs value range 01-FB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1m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FE 00 01 … 00 … FD</text:p>
          </table:table-cell>
          <table:table-cell office:value-type="string" calcext:value-type="string">
            <text:p>Initial screen update from body to head.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68ms for fir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 08 00 FD</text:p>
          </table:table-cell>
          <table:table-cell/>
          <table:table-cell office:value-type="string" calcext:value-type="string">
            <text:p>Head to body status update – repeats at 100ms intervals while power is press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 00 00 FD</text:p>
          </table:table-cell>
          <table:table-cell/>
          <table:table-cell office:value-type="string" calcext:value-type="string">
            <text:p>Head to body status update when power button is released. Repeats at 100 ms interval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47ms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FE 00 01 08 7F 57 02 call 20 20 … 00 … FD</text:p>
          </table:table-cell>
          <table:table-cell office:value-type="string" calcext:value-type="string">
            <text:p>2nd screen update – Splash Screen – call is 8 bytes of modified ASCII to display below image,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16ms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3<text:span text:style-name="T1">rd</text:span> screen update – still splash screen – repeat of 2<text:span text:style-name="T1">nd</text:span> updat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67m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E 00 01 08 7F - 57 02 call - 20 30 01 10 05</text:p>
          </table:table-cell>
          <table:table-cell office:value-type="string" calcext:value-type="string">
            <text:p>4<text:span text:style-name="T1">th</text:span> update – still splash screen, prepping operational frequencies – multi part on this breakdown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 34 37 32 37 30</text:p>
          </table:table-cell>
          <table:table-cell office:value-type="string" calcext:value-type="string">
            <text:p>VHF frequency, presented in ASCII, no decimal – 147.27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 20 31</text:p>
          </table:table-cell>
          <table:table-cell office:value-type="string" calcext:value-type="string">
            <text:p>VHF memory channel number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C 74 00</text:p>
          </table:table-cell>
          <table:table-cell office:value-type="string" calcext:value-type="string">
            <text:p>Undetermined suspect has to do with V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4 4D 72 41 – 20 20 20 20</text:p>
          </table:table-cell>
          <table:table-cell office:value-type="string" calcext:value-type="string">
            <text:p>VHF Channel name – modified ASCII (TMRA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0 00 00 00 00 - 00 00 80 10 04</text:p>
          </table:table-cell>
          <table:table-cell office:value-type="string" calcext:value-type="string">
            <text:p>Undetermined – Suspect VHF status indicators (MAIN) DUP TSQL (RX) (M) HI, and auxiliary status indicators (TOT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4 34 30 30 30 30 </text:p>
          </table:table-cell>
          <table:table-cell office:value-type="string" calcext:value-type="string">
            <text:p>UHF frequenc, presented in ASCII, no decimal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 20 31</text:p>
          </table:table-cell>
          <table:table-cell office:value-type="string" calcext:value-type="string">
            <text:p>UHF memory channel number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 20 80</text:p>
          </table:table-cell>
          <table:table-cell office:value-type="string" calcext:value-type="string">
            <text:p>Undetermined – suspect has to do with U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 20 20 20 – 20 20 20 20 </text:p>
          </table:table-cell>
          <table:table-cell office:value-type="string" calcext:value-type="string">
            <text:p>UHF channel name – Modified ASCII (all spac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0 00 00 00 80 – 80 00 00</text:p>
          </table:table-cell>
          <table:table-cell office:value-type="string" calcext:value-type="string">
            <text:p>Undetermined – suspect has to do with U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 </text:p>
          </table:table-cell>
          <table:table-cell office:value-type="string" calcext:value-type="string">
            <text:p>End of Fra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443m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E 00 01 08 7F <text:s/>- 57 01 00 02 03 – 04 05 02 03 04 – 05 10 01 10 05</text:p>
          </table:table-cell>
          <table:table-cell office:value-type="string" calcext:value-type="string">
            <text:p>First regular screen update Start</text:p>
          </table:table-cell>
          <table:table-cell table:number-columns-repeated="1019"/>
        </table:table-row>
        <table:table-row table:style-name="ro3">
          <table:table-cell/>
          <table:table-cell table:formula="of:=SUM([.B28:.B38])"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remainder matches 4<text:span text:style-name="T1">th</text:span> splashscreen updat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 08 00 FD </text:p>
          </table:table-cell>
          <table:table-cell/>
          <table:table-cell office:value-type="string" calcext:value-type="string">
            <text:p>repeats every 100ms as a keepaliv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 02 newpos FD</text:p>
          </table:table-cell>
          <table:table-cell/>
          <table:table-cell office:value-type="string" calcext:value-type="string">
            <text:p>VHF knob moved. RANGE is 00 - - FC, FF0D, FF0E, FF0F, then loops back around. Movement to the right increaseses the number, to the left decreases it.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 04 newpos FD</text:p>
          </table:table-cell>
          <table:table-cell/>
          <table:table-cell office:value-type="string" calcext:value-type="string">
            <text:p>VHF Squelch Knob Moved. Range is 00 to FC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E 01 80 FD</text:p>
          </table:table-cell>
          <table:table-cell/>
          <table:table-cell office:value-type="string" calcext:value-type="string">
            <text:p>Button 1 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E 01 10 FD</text:p>
          </table:table-cell>
          <table:table-cell/>
          <table:table-cell office:value-type="string" calcext:value-type="string">
            <text:p>Button 4 Held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 03 newpos FD</text:p>
          </table:table-cell>
          <table:table-cell/>
          <table:table-cell office:value-type="string" calcext:value-type="string">
            <text:p>UHF knob moved. Same as VHF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E 01 04 FD</text:p>
          </table:table-cell>
          <table:table-cell/>
          <table:table-cell office:value-type="string" calcext:value-type="string">
            <text:p>Button 6 pressed</text:p>
          </table:table-cell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E 00 01 08 7F <text:s/>- 57 01 </text:p>
          </table:table-cell>
          <table:table-cell office:value-type="string" calcext:value-type="string">
            <text:p>Regular screen update – Color scheme defined here 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olor scheme defined here – Color scheme A 00 02 03 04 04 - 02 03 04 05, Scheme B 01 06 07 08 09 – 06 07 08 0A, Scheme C 02 06 07 08 09 – 06 07 08 0A, Scheme D 03 06 07 08 09 – 06 07 08 0A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 01 10</text:p>
          </table:table-cell>
          <table:table-cell office:value-type="string" calcext:value-type="string">
            <text:p>Undetermined 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reen type 0x05 MAIN/EDIT, 0x04 MAIN/SCP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 34 35 35 35 35</text:p>
          </table:table-cell>
          <table:table-cell office:value-type="string" calcext:value-type="string">
            <text:p>VHF frequency, presented in ASCII, no decimal <text:s/>- 145.55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 20 32</text:p>
          </table:table-cell>
          <table:table-cell office:value-type="string" calcext:value-type="string">
            <text:p>VHF memory channel number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x20 DUP, 0x10 -, 0x08 T, 0x04 SQL, 0x02 ALRT, 0x01 PRIO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0x80 TX, 0x40 RX, 0x20 Hi power, 0x10 MID-LO power 0x08 LO power, 0x18 MID-HI power, 0x04 (M) indicator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ignal bars (range 0x00-0x07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 20 20 20 – 20 20 20 20 </text:p>
          </table:table-cell>
          <table:table-cell office:value-type="string" calcext:value-type="string">
            <text:p>vhf Channel name – modified ASCII (8 spac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0 00 00 00 00 - 00 00 00 90 04</text:p>
          </table:table-cell>
          <table:table-cell office:value-type="string" calcext:value-type="string">
            <text:p>Suspect VHF status indicators (MAIN), and aux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4 34 30 30 30 30 </text:p>
          </table:table-cell>
          <table:table-cell office:value-type="string" calcext:value-type="string">
            <text:p>UHF frequenc, presented in ASCII, no decimal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 20 31</text:p>
          </table:table-cell>
          <table:table-cell office:value-type="string" calcext:value-type="string">
            <text:p>UHF memory channel number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 20 80</text:p>
          </table:table-cell>
          <table:table-cell office:value-type="string" calcext:value-type="string">
            <text:p>Undetermined – suspect has to do with U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 20 20 20 – 20 20 20 20 </text:p>
          </table:table-cell>
          <table:table-cell office:value-type="string" calcext:value-type="string">
            <text:p>UHF channel name – Modified ASCII (all spac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0 00 00 00 80 – 80 00 00</text:p>
          </table:table-cell>
          <table:table-cell office:value-type="string" calcext:value-type="string">
            <text:p>Undetermined – suspect has to do with U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 </text:p>
          </table:table-cell>
          <table:table-cell office:value-type="string" calcext:value-type="string">
            <text:p>End of Frame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20 20 00 31 30 - 33 35 31 10 04</text:p>
          </table:table-cell>
          <table:table-cell office:value-type="string" calcext:value-type="string">
            <text:p>TX on low power (2 bars appear)</text:p>
          </table:table-cell>
          <table:table-cell table:number-columns-repeated="1019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E 00 01 08 7F <text:s/>- 57 01 00 02 03 – 04 05 02 03 04 – 05 10 01 10 05</text:p>
          </table:table-cell>
          <table:table-cell office:value-type="string" calcext:value-type="string">
            <text:p>Regular screen updat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 34 36 37 32 30</text:p>
          </table:table-cell>
          <table:table-cell office:value-type="string" calcext:value-type="string">
            <text:p>VHF frequency, presented in ASCII, no decimal <text:s/>- 146.72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 20 34 </text:p>
          </table:table-cell>
          <table:table-cell office:value-type="string" calcext:value-type="string">
            <text:p>VHF memory channel number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8 74 00 </text:p>
          </table:table-cell>
          <table:table-cell office:value-type="string" calcext:value-type="string">
            <text:p>Undetermined – suspect has to do with V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37 32 6D 4F – 4E 52 6F 45</text:p>
          </table:table-cell>
          <table:table-cell office:value-type="string" calcext:value-type="string">
            <text:p>vhf Channel name – modified ASCII (8 spaces) (72MONROE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0 00 00 00 00 - 00 00 00 90 04</text:p>
          </table:table-cell>
          <table:table-cell office:value-type="string" calcext:value-type="string">
            <text:p>Suspect VHF status indicators (MAIN) HI (RX) DUP- <text:s/>T (M), and aux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4 34 30 30 30 30 </text:p>
          </table:table-cell>
          <table:table-cell office:value-type="string" calcext:value-type="string">
            <text:p>UHF frequenc, presented in ASCII, no decimal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 20 31</text:p>
          </table:table-cell>
          <table:table-cell office:value-type="string" calcext:value-type="string">
            <text:p>UHF memory channel number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 20 80</text:p>
          </table:table-cell>
          <table:table-cell office:value-type="string" calcext:value-type="string">
            <text:p>Undetermined – suspect has to do with U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 20 20 20 – 20 20 20 20 </text:p>
          </table:table-cell>
          <table:table-cell office:value-type="string" calcext:value-type="string">
            <text:p>UHF channel name – Modified ASCII (all spac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0 00 00 00 80 – 80 00 00</text:p>
          </table:table-cell>
          <table:table-cell office:value-type="string" calcext:value-type="string">
            <text:p>Undetermined – suspect has to do with U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 </text:p>
          </table:table-cell>
          <table:table-cell office:value-type="string" calcext:value-type="string">
            <text:p>End of Fram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E 00 01 08 7F <text:s/>- 57 01 00 02 03 – 04 05 02 03 04 – 05 10 01 10 05</text:p>
          </table:table-cell>
          <table:table-cell office:value-type="string" calcext:value-type="string">
            <text:p>Regular screen updat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1 34 35 35 35 35</text:p>
          </table:table-cell>
          <table:table-cell office:value-type="string" calcext:value-type="string">
            <text:p>VHF frequency, presented in ASCII, no decimal <text:s/>- 145.55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 20 32</text:p>
          </table:table-cell>
          <table:table-cell office:value-type="string" calcext:value-type="string">
            <text:p>VHF memory channel number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 64 00</text:p>
          </table:table-cell>
          <table:table-cell office:value-type="string" calcext:value-type="string">
            <text:p>Undetermined – suspect has to do with VHF status indicator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 20 20 20 – 20 20 20 20 </text:p>
          </table:table-cell>
          <table:table-cell office:value-type="string" calcext:value-type="string">
            <text:p>vhf Channel name – modified ASCII (8 spaces)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0 00 00 00 00 - 00 00 00 90 04</text:p>
          </table:table-cell>
          <table:table-cell office:value-type="string" calcext:value-type="string">
            <text:p>Suspect VHF status indicators (MAIN) HI and (M), and aux status indicato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mainder matches previous update packet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FE 00 01 08 7F <text:s/>- 57 01 00 01 2B – 2C 01 2A 21 22</text:p>
          </table:table-cell>
          <table:table-cell office:value-type="string" calcext:value-type="string">
            <text:p>VHF EDIT SCREEN based on Color scheme A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4 10 02 0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requency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annel number – (update flashes, will alternate between 3 spaces, and current channel 0x20 0x2D 0x2D indicates VFO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Undetermined – suspect TSQL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 00 00</text:p>
          </table:table-cell>
          <table:table-cell office:value-type="string" calcext:value-type="string">
            <text:p>Undetermined 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hannel name – modified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0 00 00</text:p>
          </table:table-cell>
          <table:table-cell office:value-type="string" calcext:value-type="string">
            <text:p>Undetermined 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-Tone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-Tone in ASCII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 30 36 30 30 20</text:p>
          </table:table-cell>
          <table:table-cell office:value-type="string" calcext:value-type="string">
            <text:p>Offset, 2 digits before decimal, 4 after. 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1 00 20 00 </text:p>
          </table:table-cell>
          <table:table-cell office:value-type="string" calcext:value-type="string">
            <text:p>Undetermined 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0 20 20 20 – 20 20 20 20 </text:p>
          </table:table-cell>
          <table:table-cell office:value-type="string" calcext:value-type="string">
            <text:p>Undetermined – looks like 8 spac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0 00 00 0B 00 – 00 00 00 </text:p>
          </table:table-cell>
          <table:table-cell office:value-type="string" calcext:value-type="string">
            <text:p>Undetermined 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D </text:p>
          </table:table-cell>
          <table:table-cell office:value-type="string" calcext:value-type="string">
            <text:p>End of Fram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FE 00 01 A8 7F</text:p>
          </table:table-cell>
          <table:table-cell office:value-type="string" calcext:value-type="string">
            <text:p>Composite input screen updat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57 01 00 2B 2C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 01 2A 2F 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 10 05 03 1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20 35 30 25 0C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20 33 38 25 00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0 00 2D 4B 4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38 55 46 56 2D 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0 00 00 20 38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38 35 20 21 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34 34 30 30 3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30 20 20 31 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20 00 20 20 2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20 20 20 20 2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0 00 00 0B 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0 00 00 FD</text:p>
          </table:table-cell>
          <table:table-cell table:number-columns-repeated="1020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22:25:42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8:23:59.707000000</meta:creation-date>
    <dc:date>2018-11-30T20:35:01.119000000</dc:date>
    <meta:editing-duration>PT1H2S</meta:editing-duration>
    <meta:editing-cycles>7</meta:editing-cycles>
    <meta:generator>LibreOffice/6.0.4.2$Windows_X86_64 LibreOffice_project/9b0d9b32d5dcda91d2f1a96dc04c645c450872bf</meta:generator>
    <meta:document-statistic meta:table-count="1" meta:cell-count="286" meta:object-count="0"/>
  </office:meta>
</office:document-meta>
</file>